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376cm"/>
    </style:style>
    <style:style style:name="co15" style:family="table-column">
      <style:table-column-properties fo:break-before="auto" style:column-width="0.40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808080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</style:style>
    <style:style style:name="ce37" style:family="table-cell" style:parent-style-name="Hipervínculo" style:data-style-name="N0">
      <style:table-cell-properties fo:background-color="#e6e6e6" fo:border="0.74pt solid #000000" style:vertical-align="automatic"/>
      <style:text-properties fo:color="#729fcf" style:text-underline-style="none"/>
    </style:style>
    <style:style style:name="ce38" style:family="table-cell" style:parent-style-name="Hipervínculo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000000" style:text-underline-style="none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5ce" fo:border="0.74pt solid #000000"/>
    </style:style>
    <style:style style:name="ce65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dbb6" fo:border="0.74pt solid #000000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Full intermedi'.$E$8:.$E$20])" table:allow-empty-cell="true" table:display-list="unsorted" table:base-cell-address="Alumnes_F.C3">
          <table:help-message table:display="true"/>
          <table:error-message table:message-type="stop" table:display="true"/>
        </table:content-validation>
        <table:content-validation table:name="val2" table:condition="of:cell-content-is-in-list(&quot;EX&quot;;&quot;NT&quot;;&quot;BE&quot;;&quot;SF&quot;;&quot;IN&quot;)" table:allow-empty-cell="true" table:display-list="unsorted" table:base-cell-address="Alumnes_F.C4">
          <table:error-message table:message-type="stop" table:display="true"/>
        </table:content-validation>
        <table:content-validation table:name="val3" table:condition="of:cell-content-is-in-list([$Alumnes_F.$B$4:.$B$13])" table:allow-empty-cell="true" table:display-list="unsorted" table:base-cell-address="'Full intermedi'.C3">
          <table:help-message table:display="true"/>
          <table:error-message table:message-type="stop" table:display="true"/>
        </table:content-validation>
      </table:content-validations>
      <table:table table:name="Alumnes_F" table:style-name="ta1">
        <table:table-column table:style-name="co1" table:default-cell-style-name="ce2"/>
        <table:table-column table:style-name="co2" table:default-cell-style-name="ce36"/>
        <table:table-column table:style-name="co3" table:number-columns-repeated="3" table:default-cell-style-name="ce44"/>
        <table:table-column table:style-name="co3" table:default-cell-style-name="ce45"/>
        <table:table-column table:style-name="co3" table:number-columns-repeated="3" table:default-cell-style-name="ce44"/>
        <table:table-column table:style-name="co3" table:number-columns-repeated="4" table:default-cell-style-name="ce45"/>
        <table:table-column table:style-name="co3" table:default-cell-style-name="ce44"/>
        <table:table-column table:style-name="co4" table:default-cell-style-name="ce36"/>
        <table:table-column table:style-name="co5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908" table:default-cell-style-name="ce2"/>
        <table:table-column table:style-name="co3" table:number-columns-repeated="15360" table:default-cell-style-name="ce19"/>
        <table:table-row table:style-name="ro1">
          <table:table-cell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48" office:value-type="string" calcext:value-type="string" table:number-columns-spanned="2" table:number-rows-spanned="1">
            <text:p>S.A.2</text:p>
          </table:table-cell>
          <table:covered-table-cell table:style-name="ce49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2">
          <table:table-cell/>
          <table:table-cell table:style-name="ce35" table:content-validation-name="val1" office:value-type="string" calcext:value-type="string">
            <text:p>Nombre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2.1</text:p>
          </table:table-cell>
          <table:table-cell table:style-name="ce35" table:content-validation-name="val1" office:value-type="string" calcext:value-type="string">
            <text:p>CA 2.4</text:p>
          </table:table-cell>
          <table:table-cell table:style-name="ce35" table:content-validation-name="val1" office:value-type="string" calcext:value-type="string">
            <text:p>CA 1.5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2.2</text:p>
          </table:table-cell>
          <table:table-cell table:style-name="ce35" table:content-validation-name="val1" office:value-type="string" calcext:value-type="string">
            <text:p>CA 2.3</text:p>
          </table:table-cell>
          <table:table-cell table:style-name="ce35" table:content-validation-name="val1" office:value-type="string" calcext:value-type="string">
            <text:p>CA 1.4</text:p>
          </table:table-cell>
          <table:table-cell table:style-name="ce35" table:content-validation-name="val1" office:value-type="string" calcext:value-type="string">
            <text:p>CA 1.7</text:p>
          </table:table-cell>
          <table:table-cell table:style-name="ce35" table:content-validation-name="val1" office:value-type="string" calcext:value-type="string">
            <text:p>EX</text:p>
          </table:table-cell>
          <table:table-cell table:style-name="ce35" table:content-validation-name="val1" office:value-type="string" calcext:value-type="string">
            <text:p>NT</text:p>
          </table:table-cell>
          <table:table-cell table:style-name="ce35" table:content-validation-name="val1" office:value-type="string" calcext:value-type="string">
            <text:p>BE</text:p>
          </table:table-cell>
          <table:table-cell table:style-name="ce35" table:content-validation-name="val1" office:value-type="string" calcext:value-type="string">
            <text:p>SF</text:p>
          </table:table-cell>
          <table:table-cell table:style-name="ce35" table:content-validation-name="val1" office:value-type="string" calcext:value-type="string">
            <text:p>IN</text:p>
          </table:table-cell>
          <table:table-cell table:number-columns-repeated="1626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ALU 1" xlink:type="simple">ALBERTO DURERO</text:a></text:p>
          </table:table-cell>
          <table:table-cell table:number-columns-repeated="3" table:style-name="ce43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number-columns-repeated="3" table:style-name="ce45" table:content-validation-name="val2" office:value-type="string" calcext:value-type="string">
            <text:p>EX</text:p>
          </table:table-cell>
          <table:table-cell table:number-columns-repeated="4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formula="of:=COUNTIF([.$C4:.$N4];[.O$3])" office:value-type="float" office:value="8" calcext:value-type="float">
            <text:p>8</text:p>
          </table:table-cell>
          <table:table-cell table:formula="of:=COUNTIF([.$C4:.$N4];[.P$3])" office:value-type="float" office:value="4" calcext:value-type="float">
            <text:p>4</text:p>
          </table:table-cell>
          <table:table-cell table:formula="of:=COUNTIF([.$C4:.$N4];[.Q$3])" office:value-type="float" office:value="0" calcext:value-type="float">
            <text:p>0</text:p>
          </table:table-cell>
          <table:table-cell table:formula="of:=COUNTIF([.$C4:.$N4];[.R$3])" office:value-type="float" office:value="0" calcext:value-type="float">
            <text:p>0</text:p>
          </table:table-cell>
          <table:table-cell table:formula="of:=COUNTIF([.$C4:.$N4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ALU 2" xlink:type="simple">ALPHONSE MUCHA</text:a>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style-name="ce44" table:content-validation-name="val2" office:value-type="string" calcext:value-type="string">
            <text:p>NT</text:p>
          </table:table-cell>
          <table:table-cell table:number-columns-repeated="3" table:content-validation-name="val2" office:value-type="string" calcext:value-type="string">
            <text:p>NT</text:p>
          </table:table-cell>
          <table:table-cell table:number-columns-repeated="4" table:style-name="ce44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formula="of:=COUNTIF([.$C5:.$N5];[.O$3])" office:value-type="float" office:value="1" calcext:value-type="float">
            <text:p>1</text:p>
          </table:table-cell>
          <table:table-cell table:formula="of:=COUNTIF([.$C5:.$N5];[.P$3])" office:value-type="float" office:value="11" calcext:value-type="float">
            <text:p>11</text:p>
          </table:table-cell>
          <table:table-cell table:formula="of:=COUNTIF([.$C5:.$N5];[.Q$3])" office:value-type="float" office:value="0" calcext:value-type="float">
            <text:p>0</text:p>
          </table:table-cell>
          <table:table-cell table:formula="of:=COUNTIF([.$C5:.$N5];[.R$3])" office:value-type="float" office:value="0" calcext:value-type="float">
            <text:p>0</text:p>
          </table:table-cell>
          <table:table-cell table:formula="of:=COUNTIF([.$C5:.$N5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a xlink:href="#ALU 3" xlink:type="simple">AMADEO MODIGLIANI</text:a>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BE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number-columns-repeated="4" table:content-validation-name="val2" office:value-type="string" calcext:value-type="string">
            <text:p>BE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formula="of:=COUNTIF([.$C6:.$N6];[.O$3])" office:value-type="float" office:value="0" calcext:value-type="float">
            <text:p>0</text:p>
          </table:table-cell>
          <table:table-cell table:formula="of:=COUNTIF([.$C6:.$N6];[.P$3])" office:value-type="float" office:value="0" calcext:value-type="float">
            <text:p>0</text:p>
          </table:table-cell>
          <table:table-cell table:formula="of:=COUNTIF([.$C6:.$N6];[.Q$3])" office:value-type="float" office:value="12" calcext:value-type="float">
            <text:p>12</text:p>
          </table:table-cell>
          <table:table-cell table:formula="of:=COUNTIF([.$C6:.$N6];[.R$3])" office:value-type="float" office:value="0" calcext:value-type="float">
            <text:p>0</text:p>
          </table:table-cell>
          <table:table-cell table:formula="of:=COUNTIF([.$C6:.$N6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<text:a xlink:href="#ALU 4" xlink:type="simple">ARTEMISIA GENTILESCHI</text:a>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style-name="ce44" table:content-validation-name="val2" office:value-type="string" calcext:value-type="string">
            <text:p>EX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number-columns-repeated="4" table:style-name="ce44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formula="of:=COUNTIF([.$C7:.$N7];[.O$3])" office:value-type="float" office:value="12" calcext:value-type="float">
            <text:p>12</text:p>
          </table:table-cell>
          <table:table-cell table:formula="of:=COUNTIF([.$C7:.$N7];[.P$3])" office:value-type="float" office:value="0" calcext:value-type="float">
            <text:p>0</text:p>
          </table:table-cell>
          <table:table-cell table:formula="of:=COUNTIF([.$C7:.$N7];[.Q$3])" office:value-type="float" office:value="0" calcext:value-type="float">
            <text:p>0</text:p>
          </table:table-cell>
          <table:table-cell table:formula="of:=COUNTIF([.$C7:.$N7];[.R$3])" office:value-type="float" office:value="0" calcext:value-type="float">
            <text:p>0</text:p>
          </table:table-cell>
          <table:table-cell table:formula="of:=COUNTIF([.$C7:.$N7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ALU 5" xlink:type="simple">BERTHE MORISOT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8:.$N8];[.O$3])" office:value-type="float" office:value="5" calcext:value-type="float">
            <text:p>5</text:p>
          </table:table-cell>
          <table:table-cell table:formula="of:=COUNTIF([.$C8:.$N8];[.P$3])" office:value-type="float" office:value="4" calcext:value-type="float">
            <text:p>4</text:p>
          </table:table-cell>
          <table:table-cell table:formula="of:=COUNTIF([.$C8:.$N8];[.Q$3])" office:value-type="float" office:value="3" calcext:value-type="float">
            <text:p>3</text:p>
          </table:table-cell>
          <table:table-cell table:formula="of:=COUNTIF([.$C8:.$N8];[.R$3])" office:value-type="float" office:value="0" calcext:value-type="float">
            <text:p>0</text:p>
          </table:table-cell>
          <table:table-cell table:formula="of:=COUNTIF([.$C8:.$N8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a xlink:href="#ALU 6" xlink:type="simple">CASPAR DAVID FRIEDRICH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BE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9:.$N9];[.O$3])" office:value-type="float" office:value="0" calcext:value-type="float">
            <text:p>0</text:p>
          </table:table-cell>
          <table:table-cell table:formula="of:=COUNTIF([.$C9:.$N9];[.P$3])" office:value-type="float" office:value="0" calcext:value-type="float">
            <text:p>0</text:p>
          </table:table-cell>
          <table:table-cell table:formula="of:=COUNTIF([.$C9:.$N9];[.Q$3])" office:value-type="float" office:value="1" calcext:value-type="float">
            <text:p>1</text:p>
          </table:table-cell>
          <table:table-cell table:formula="of:=COUNTIF([.$C9:.$N9];[.R$3])" office:value-type="float" office:value="2" calcext:value-type="float">
            <text:p>2</text:p>
          </table:table-cell>
          <table:table-cell table:formula="of:=COUNTIF([.$C9:.$N9];[.S$3])" office:value-type="float" office:value="9" calcext:value-type="float">
            <text:p>9</text:p>
          </table:table-cell>
          <table:table-cell table:number-columns-repeated="1626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ALU 7" xlink:type="simple">CINDY SHERMAN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0:.$N10];[.O$3])" office:value-type="float" office:value="5" calcext:value-type="float">
            <text:p>5</text:p>
          </table:table-cell>
          <table:table-cell table:formula="of:=COUNTIF([.$C10:.$N10];[.P$3])" office:value-type="float" office:value="4" calcext:value-type="float">
            <text:p>4</text:p>
          </table:table-cell>
          <table:table-cell table:formula="of:=COUNTIF([.$C10:.$N10];[.Q$3])" office:value-type="float" office:value="3" calcext:value-type="float">
            <text:p>3</text:p>
          </table:table-cell>
          <table:table-cell table:formula="of:=COUNTIF([.$C10:.$N10];[.R$3])" office:value-type="float" office:value="0" calcext:value-type="float">
            <text:p>0</text:p>
          </table:table-cell>
          <table:table-cell table:formula="of:=COUNTIF([.$C10:.$N10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<text:a xlink:href="#ALU 8" xlink:type="simple">CLAUDE MONET</text:a>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number-columns-repeated="4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1:.$N11];[.O$3])" office:value-type="float" office:value="0" calcext:value-type="float">
            <text:p>0</text:p>
          </table:table-cell>
          <table:table-cell table:formula="of:=COUNTIF([.$C11:.$N11];[.P$3])" office:value-type="float" office:value="0" calcext:value-type="float">
            <text:p>0</text:p>
          </table:table-cell>
          <table:table-cell table:formula="of:=COUNTIF([.$C11:.$N11];[.Q$3])" office:value-type="float" office:value="0" calcext:value-type="float">
            <text:p>0</text:p>
          </table:table-cell>
          <table:table-cell table:formula="of:=COUNTIF([.$C11:.$N11];[.R$3])" office:value-type="float" office:value="0" calcext:value-type="float">
            <text:p>0</text:p>
          </table:table-cell>
          <table:table-cell table:formula="of:=COUNTIF([.$C11:.$N11];[.S$3])" office:value-type="float" office:value="12" calcext:value-type="float">
            <text:p>12</text:p>
          </table:table-cell>
          <table:table-cell table:number-columns-repeated="1626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<text:a xlink:href="#ALU 9" xlink:type="simple">FILIPO BRUNELLESCHI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2:.$N12];[.O$3])" office:value-type="float" office:value="5" calcext:value-type="float">
            <text:p>5</text:p>
          </table:table-cell>
          <table:table-cell table:formula="of:=COUNTIF([.$C12:.$N12];[.P$3])" office:value-type="float" office:value="4" calcext:value-type="float">
            <text:p>4</text:p>
          </table:table-cell>
          <table:table-cell table:formula="of:=COUNTIF([.$C12:.$N12];[.Q$3])" office:value-type="float" office:value="3" calcext:value-type="float">
            <text:p>3</text:p>
          </table:table-cell>
          <table:table-cell table:formula="of:=COUNTIF([.$C12:.$N12];[.R$3])" office:value-type="float" office:value="0" calcext:value-type="float">
            <text:p>0</text:p>
          </table:table-cell>
          <table:table-cell table:formula="of:=COUNTIF([.$C12:.$N12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<text:a xlink:href="#ALU 10" xlink:type="simple">DORA MAAR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number-columns-repeated="2"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3:.$N13];[.O$3])" office:value-type="float" office:value="0" calcext:value-type="float">
            <text:p>0</text:p>
          </table:table-cell>
          <table:table-cell table:formula="of:=COUNTIF([.$C13:.$N13];[.P$3])" office:value-type="float" office:value="0" calcext:value-type="float">
            <text:p>0</text:p>
          </table:table-cell>
          <table:table-cell table:formula="of:=COUNTIF([.$C13:.$N13];[.Q$3])" office:value-type="float" office:value="0" calcext:value-type="float">
            <text:p>0</text:p>
          </table:table-cell>
          <table:table-cell table:formula="of:=COUNTIF([.$C13:.$N13];[.R$3])" office:value-type="float" office:value="4" calcext:value-type="float">
            <text:p>4</text:p>
          </table:table-cell>
          <table:table-cell table:formula="of:=COUNTIF([.$C13:.$N13];[.S$3])" office:value-type="float" office:value="8" calcext:value-type="float">
            <text:p>8</text:p>
          </table:table-cell>
          <table:table-cell table:number-columns-repeated="16268"/>
        </table:table-row>
      </table:table>
      <table:table table:name="Full intermedi" table:style-name="ta1"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column table:style-name="co13" table:default-cell-style-name="Default"/>
        <table:table-column table:style-name="co14" table:default-cell-style-name="Default"/>
        <table:table-column table:style-name="co3" table:number-columns-repeated="6" table:default-cell-style-name="Default"/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Selecciona alumne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20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1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12"/>
          <table:table-cell table:style-name="ce30" office:value-type="string" calcext:value-type="string" table:number-columns-spanned="3" table:number-rows-spanned="1">
            <text:p>POSANT COLUMNA(A1)</text:p>
          </table:table-cell>
          <table:covered-table-cell table:number-columns-repeated="2"/>
          <table:table-cell table:style-name="ce30" office:value-type="string" calcext:value-type="string" table:number-columns-spanned="3" table:number-rows-spanned="1">
            <text:p>TOT JUNT</text:p>
          </table:table-cell>
          <table:covered-table-cell table:number-columns-repeated="2" table:style-name="ce71"/>
        </table:table-row>
        <table:table-row table:style-name="ro2">
          <table:table-cell table:number-columns-repeated="5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  <table:table-cell table:style-name="ce26" office:value-type="string" calcext:value-type="string">
            <text:p>K.NESIMO.MENOR</text:p>
          </table:table-cell>
          <table:table-cell table:style-name="ce26" office:value-type="string" calcext:value-type="string">
            <text:p>AGREGAR</text:p>
          </table:table-cell>
          <table:table-cell table:style-name="ce64" office:value-type="string" calcext:value-type="string">
            <text:p>Valor1</text:p>
          </table:table-cell>
          <table:table-cell table:style-name="ce64" office:value-type="string" calcext:value-type="string">
            <text:p>Valor2</text:p>
          </table:table-cell>
          <table:table-cell table:style-name="ce64" office:value-type="string" calcext:value-type="string">
            <text:p>Valor3</text:p>
          </table:table-cell>
          <table:table-cell table:style-name="ce66" office:value-type="string" calcext:value-type="string">
            <text:p>Valor1</text:p>
          </table:table-cell>
          <table:table-cell table:style-name="ce66" office:value-type="string" calcext:value-type="string">
            <text:p>Valor2</text:p>
          </table:table-cell>
          <table:table-cell table:style-name="ce66" office:value-type="string" calcext:value-type="string">
            <text:p>Valor3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formula="of:=MATCH([.$C$3];[Alumnes_F.$B4:.$B$13];0)" office:value-type="float" office:value="1" calcext:value-type="float">
            <text:p>1</text:p>
          </table:table-cell>
          <table:table-cell table:style-name="ce27" table:formula="of:=MATCH([.E8];[Alumnes_F.$C$3:.$N$3];0)" office:value-type="float" office:value="1" calcext:value-type="float">
            <text:p>1</text:p>
          </table:table-cell>
          <table:table-cell table:style-name="ce28" table:formula="of:=INDEX([Alumnes_F.$C$4:.$N$13];[.F8];[.G8])" office:value-type="string" office:string-value="NT" calcext:value-type="string">
            <text:p>NT</text:p>
          </table:table-cell>
          <table:table-cell table:style-name="ce29" table:formula="of:=IFERROR(INDEX([Alumnes_F.$C$4:.$N$13];[.F8];[.G8]);&quot;No avaluat&quot;)" office:value-type="string" office:string-value="NT" calcext:value-type="string">
            <text:p>NT</text:p>
          </table:table-cell>
          <table:table-cell table:style-name="ce29" table:formula="of:=IFERROR(INDEX([$Alumnes_F.$C$4:.$N$13];MATCH([.$C$3];[$Alumnes_F.$B$4:.$B$13];0);MATCH([.E8];[$Alumnes_F.$C$3:.$N$3];0));&quot;No avaluat&quot;)" office:value-type="string" office:string-value="NT" calcext:value-type="string">
            <text:p>NT</text:p>
          </table:table-cell>
          <table:table-cell table:style-name="ce67" table:formula="of:=SMALL(MATCH([.E8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8]&amp;COLUMN(CRITERIS)-2;CRITERIS&amp;COLUMN(CRITERIS)-2;0);1)" office:value-type="float" office:value="1" calcext:value-type="float">
            <text:p>1</text:p>
          </table:table-cell>
          <table:table-cell table:style-name="ce65" table:formula="of:=COM.MICROSOFT.AGGREGATE(15;6;MATCH([.$E8]&amp;&quot;-&quot;&amp;COLUMN(CRITERIS)-2;CRITERIS&amp;&quot;-&quot;&amp;COLUMN(CRITERIS)-2;0);COLUMN([.A1]))" office:value-type="float" office:value="1" calcext:value-type="float">
            <text:p>1</text:p>
          </table:table-cell>
          <table:table-cell table:style-name="ce65" table:formula="of:=COM.MICROSOFT.AGGREGATE(15;6;MATCH([.$E8]&amp;&quot;-&quot;&amp;COLUMN(CRITERIS)-2;CRITERIS&amp;&quot;-&quot;&amp;COLUMN(CRITERIS)-2;0);COLUMN([.B1]))" office:value-type="float" office:value="6" calcext:value-type="float">
            <text:p>6</text:p>
          </table:table-cell>
          <table:table-cell table:style-name="ce65" table:formula="of:=COM.MICROSOFT.AGGREGATE(15;6;MATCH([.$E8]&amp;&quot;-&quot;&amp;COLUMN(CRITERIS)-2;CRITERIS&amp;&quot;-&quot;&amp;COLUMN(CRITERIS)-2;0);COLUMN([.C1]))" office:value-type="float" office:value="8" calcext:value-type="float">
            <text:p>8</text:p>
          </table:table-cell>
          <table:table-cell table:style-name="ce66" table:formula="of:=IFERROR(INDEX(NOTES;MATCH([.$C$3];ALUMNES;0);[.M8]);&quot;No avaluat&quot;)" office:value-type="string" office:string-value="NT" calcext:value-type="string">
            <text:p>NT</text:p>
          </table:table-cell>
          <table:table-cell table:style-name="ce66" table:formula="of:=IFERROR(INDEX(NOTES;MATCH([.$C$3];ALUMNES;0);[.N8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O8]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9];[Alumnes_F.$C$3:.$N$3];0)" office:value-type="float" office:value="2" calcext:value-type="float">
            <text:p>2</text:p>
          </table:table-cell>
          <table:table-cell table:style-name="ce28" table:formula="of:=INDEX([Alumnes_F.$C$4:.$N$13];[.F9];[.G9])" office:value-type="string" office:string-value="NT" calcext:value-type="string">
            <text:p>NT</text:p>
          </table:table-cell>
          <table:table-cell table:style-name="ce29" table:formula="of:=IFERROR(INDEX([Alumnes_F.$C$4:.$N$13];[.F9];[.G9]);&quot;No avaluat&quot;)" office:value-type="string" office:string-value="NT" calcext:value-type="string">
            <text:p>NT</text:p>
          </table:table-cell>
          <table:table-cell table:style-name="ce29" table:formula="of:=IFERROR(INDEX([$Alumnes_F.$C$4:.$N$13];MATCH([.$C$3];[$Alumnes_F.$B$4:.$B$13];0);MATCH([.E9];[$Alumnes_F.$C$3:.$N$3];0));&quot;No avaluat&quot;)" office:value-type="string" office:string-value="NT" calcext:value-type="string">
            <text:p>NT</text:p>
          </table:table-cell>
          <table:table-cell table:style-name="ce67" table:formula="of:=SMALL(MATCH([.E9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9]&amp;COLUMN(CRITERIS)-2;CRITERIS&amp;COLUMN(CRITERIS)-2;0);1)" office:value-type="float" office:value="2" calcext:value-type="float">
            <text:p>2</text:p>
          </table:table-cell>
          <table:table-cell table:style-name="ce65" table:formula="of:=COM.MICROSOFT.AGGREGATE(15;6;MATCH([.$E9]&amp;&quot;-&quot;&amp;COLUMN(CRITERIS)-2;CRITERIS&amp;&quot;-&quot;&amp;COLUMN(CRITERIS)-2;0);COLUMN([.A2]))" office:value-type="float" office:value="2" calcext:value-type="float">
            <text:p>2</text:p>
          </table:table-cell>
          <table:table-cell table:style-name="ce65" table:formula="of:=COM.MICROSOFT.AGGREGATE(15;6;MATCH([.$E9]&amp;&quot;-&quot;&amp;COLUMN(CRITERIS)-2;CRITERIS&amp;&quot;-&quot;&amp;COLUMN(CRITERIS)-2;0);COLUMN([.B2]))" office:value-type="float" office:value="7" calcext:value-type="float">
            <text:p>7</text:p>
          </table:table-cell>
          <table:table-cell table:style-name="ce65" table:formula="of:=COM.MICROSOFT.AGGREGATE(15;6;MATCH([.$E9]&amp;&quot;-&quot;&amp;COLUMN(CRITERIS)-2;CRITERIS&amp;&quot;-&quot;&amp;COLUMN(CRITERIS)-2;0);COLUMN([.C2]))" office:value-type="string" office:string-value="" calcext:value-type="error">
            <text:p>#¡VALOR!</text:p>
          </table:table-cell>
          <table:table-cell table:style-name="ce66" table:formula="of:=IFERROR(INDEX(NOTES;MATCH([.$C$3];ALUMNES;0);[.M9]);&quot;No avaluat&quot;)" office:value-type="string" office:string-value="NT" calcext:value-type="string">
            <text:p>NT</text:p>
          </table:table-cell>
          <table:table-cell table:style-name="ce66" table:formula="of:=IFERROR(INDEX(NOTES;MATCH([.$C$3];ALUMNES;0);[.N9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O9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0];[Alumnes_F.$C$3:.$N$3];0)" office:value-type="string" office:string-value="" calcext:value-type="error">
            <text:p>#N/D</text:p>
          </table:table-cell>
          <table:table-cell table:style-name="ce28" table:formula="of:=INDEX([Alumnes_F.$C$4:.$N$13];[.F10];[.G10])" office:value-type="string" office:string-value="" calcext:value-type="error">
            <text:p>#N/D</text:p>
          </table:table-cell>
          <table:table-cell table:style-name="ce29" table:formula="of:=IFERROR(INDEX([Alumnes_F.$C$4:.$N$13];[.F10];[.G1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_F.$C$4:.$N$13];MATCH([.$C$3];[$Alumnes_F.$B$4:.$B$13];0);MATCH([.E10];[$Alumnes_F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0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0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A3])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B3]))" office:value-type="string" office:string-value="" calcext:value-type="error">
            <text:p>#¡VALOR!</text:p>
          </table:table-cell>
          <table:table-cell table:style-name="ce65" table:formula="of:=COM.MICROSOFT.AGGREGATE(15;6;MATCH([.$E10]&amp;&quot;-&quot;&amp;COLUMN(CRITERIS)-2;CRITERIS&amp;&quot;-&quot;&amp;COLUMN(CRITERIS)-2;0);COLUMN([.C3]))" office:value-type="string" office:string-value="" calcext:value-type="error">
            <text:p>#¡VALOR!</text:p>
          </table:table-cell>
          <table:table-cell table:style-name="ce66" table:formula="of:=IFERROR(INDEX(NOTES;MATCH([.$C$3];ALUMNES;0);[.M10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N10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0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1];[Alumnes_F.$C$3:.$N$3];0)" office:value-type="float" office:value="11" calcext:value-type="float">
            <text:p>11</text:p>
          </table:table-cell>
          <table:table-cell table:style-name="ce28" table:formula="of:=INDEX([Alumnes_F.$C$4:.$N$13];[.F11];[.G11])" office:value-type="string" office:string-value="EX" calcext:value-type="string">
            <text:p>EX</text:p>
          </table:table-cell>
          <table:table-cell table:style-name="ce29" table:formula="of:=IFERROR(INDEX([Alumnes_F.$C$4:.$N$13];[.F11];[.G11]);&quot;No avaluat&quot;)" office:value-type="string" office:string-value="EX" calcext:value-type="string">
            <text:p>EX</text:p>
          </table:table-cell>
          <table:table-cell table:style-name="ce29" table:formula="of:=IFERROR(INDEX([$Alumnes_F.$C$4:.$N$13];MATCH([.$C$3];[$Alumnes_F.$B$4:.$B$13];0);MATCH([.E11];[$Alumnes_F.$C$3:.$N$3];0));&quot;No avaluat&quot;)" office:value-type="string" office:string-value="EX" calcext:value-type="string">
            <text:p>EX</text:p>
          </table:table-cell>
          <table:table-cell table:style-name="ce67" table:formula="of:=SMALL(MATCH([.E11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1]&amp;COLUMN(CRITERIS)-2;CRITERIS&amp;COLUMN(CRITERIS)-2;0);1)" office:value-type="float" office:value="11" calcext:value-type="float">
            <text:p>11</text:p>
          </table:table-cell>
          <table:table-cell table:style-name="ce65" table:formula="of:=COM.MICROSOFT.AGGREGATE(15;6;MATCH([.$E11]&amp;&quot;-&quot;&amp;COLUMN(CRITERIS)-2;CRITERIS&amp;&quot;-&quot;&amp;COLUMN(CRITERIS)-2;0);COLUMN([.A4]))" office:value-type="float" office:value="11" calcext:value-type="float">
            <text:p>11</text:p>
          </table:table-cell>
          <table:table-cell table:style-name="ce65" table:formula="of:=COM.MICROSOFT.AGGREGATE(15;6;MATCH([.$E11]&amp;&quot;-&quot;&amp;COLUMN(CRITERIS)-2;CRITERIS&amp;&quot;-&quot;&amp;COLUMN(CRITERIS)-2;0);COLUMN([.B4]))" office:value-type="string" office:string-value="" calcext:value-type="error">
            <text:p>#¡VALOR!</text:p>
          </table:table-cell>
          <table:table-cell table:style-name="ce65" table:formula="of:=COM.MICROSOFT.AGGREGATE(15;6;MATCH([.$E11]&amp;&quot;-&quot;&amp;COLUMN(CRITERIS)-2;CRITERIS&amp;&quot;-&quot;&amp;COLUMN(CRITERIS)-2;0);COLUMN([.C4]))" office:value-type="string" office:string-value="" calcext:value-type="error">
            <text:p>#¡VALOR!</text:p>
          </table:table-cell>
          <table:table-cell table:style-name="ce66" table:formula="of:=IFERROR(INDEX(NOTES;MATCH([.$C$3];ALUMNES;0);[.M11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N11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1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2];[Alumnes_F.$C$3:.$N$3];0)" office:value-type="float" office:value="5" calcext:value-type="float">
            <text:p>5</text:p>
          </table:table-cell>
          <table:table-cell table:style-name="ce28" table:formula="of:=INDEX([Alumnes_F.$C$4:.$N$13];[.F12];[.G12])" office:value-type="string" office:string-value="EX" calcext:value-type="string">
            <text:p>EX</text:p>
          </table:table-cell>
          <table:table-cell table:style-name="ce29" table:formula="of:=IFERROR(INDEX([Alumnes_F.$C$4:.$N$13];[.F12];[.G12]);&quot;No avaluat&quot;)" office:value-type="string" office:string-value="EX" calcext:value-type="string">
            <text:p>EX</text:p>
          </table:table-cell>
          <table:table-cell table:style-name="ce29" table:formula="of:=IFERROR(INDEX([$Alumnes_F.$C$4:.$N$13];MATCH([.$C$3];[$Alumnes_F.$B$4:.$B$13];0);MATCH([.E12];[$Alumnes_F.$C$3:.$N$3];0));&quot;No avaluat&quot;)" office:value-type="string" office:string-value="EX" calcext:value-type="string">
            <text:p>EX</text:p>
          </table:table-cell>
          <table:table-cell table:style-name="ce67" table:formula="of:=SMALL(MATCH([.E12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2]&amp;COLUMN(CRITERIS)-2;CRITERIS&amp;COLUMN(CRITERIS)-2;0);1)" office:value-type="float" office:value="5" calcext:value-type="float">
            <text:p>5</text:p>
          </table:table-cell>
          <table:table-cell table:style-name="ce65" table:formula="of:=COM.MICROSOFT.AGGREGATE(15;6;MATCH([.$E12]&amp;&quot;-&quot;&amp;COLUMN(CRITERIS)-2;CRITERIS&amp;&quot;-&quot;&amp;COLUMN(CRITERIS)-2;0);COLUMN([.A5]))" office:value-type="float" office:value="5" calcext:value-type="float">
            <text:p>5</text:p>
          </table:table-cell>
          <table:table-cell table:style-name="ce65" table:formula="of:=COM.MICROSOFT.AGGREGATE(15;6;MATCH([.$E12]&amp;&quot;-&quot;&amp;COLUMN(CRITERIS)-2;CRITERIS&amp;&quot;-&quot;&amp;COLUMN(CRITERIS)-2;0);COLUMN([.B5]))" office:value-type="string" office:string-value="" calcext:value-type="error">
            <text:p>#¡VALOR!</text:p>
          </table:table-cell>
          <table:table-cell table:style-name="ce65" table:formula="of:=COM.MICROSOFT.AGGREGATE(15;6;MATCH([.$E12]&amp;&quot;-&quot;&amp;COLUMN(CRITERIS)-2;CRITERIS&amp;&quot;-&quot;&amp;COLUMN(CRITERIS)-2;0);COLUMN([.C5]))" office:value-type="string" office:string-value="" calcext:value-type="error">
            <text:p>#¡VALOR!</text:p>
          </table:table-cell>
          <table:table-cell table:style-name="ce66" table:formula="of:=IFERROR(INDEX(NOTES;MATCH([.$C$3];ALUMNES;0);[.M12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N12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2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3];[Alumnes_F.$C$3:.$N$3];0)" office:value-type="string" office:string-value="" calcext:value-type="error">
            <text:p>#N/D</text:p>
          </table:table-cell>
          <table:table-cell table:style-name="ce28" table:formula="of:=INDEX([Alumnes_F.$C$4:.$N$13];[.F13];[.G13])" office:value-type="string" office:string-value="" calcext:value-type="error">
            <text:p>#N/D</text:p>
          </table:table-cell>
          <table:table-cell table:style-name="ce29" table:formula="of:=IFERROR(INDEX([Alumnes_F.$C$4:.$N$13];[.F13];[.G13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_F.$C$4:.$N$13];MATCH([.$C$3];[$Alumnes_F.$B$4:.$B$13];0);MATCH([.E13];[$Alumnes_F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3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3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A6])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B6]))" office:value-type="string" office:string-value="" calcext:value-type="error">
            <text:p>#¡VALOR!</text:p>
          </table:table-cell>
          <table:table-cell table:style-name="ce65" table:formula="of:=COM.MICROSOFT.AGGREGATE(15;6;MATCH([.$E13]&amp;&quot;-&quot;&amp;COLUMN(CRITERIS)-2;CRITERIS&amp;&quot;-&quot;&amp;COLUMN(CRITERIS)-2;0);COLUMN([.C6]))" office:value-type="string" office:string-value="" calcext:value-type="error">
            <text:p>#¡VALOR!</text:p>
          </table:table-cell>
          <table:table-cell table:style-name="ce66" table:formula="of:=IFERROR(INDEX(NOTES;MATCH([.$C$3];ALUMNES;0);[.M13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N13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3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4];[Alumnes_F.$C$3:.$N$3];0)" office:value-type="float" office:value="12" calcext:value-type="float">
            <text:p>12</text:p>
          </table:table-cell>
          <table:table-cell table:style-name="ce28" table:formula="of:=INDEX([Alumnes_F.$C$4:.$N$13];[.F14];[.G14])" office:value-type="string" office:string-value="EX" calcext:value-type="string">
            <text:p>EX</text:p>
          </table:table-cell>
          <table:table-cell table:style-name="ce29" table:formula="of:=IFERROR(INDEX([Alumnes_F.$C$4:.$N$13];[.F14];[.G14]);&quot;No avaluat&quot;)" office:value-type="string" office:string-value="EX" calcext:value-type="string">
            <text:p>EX</text:p>
          </table:table-cell>
          <table:table-cell table:style-name="ce29" table:formula="of:=IFERROR(INDEX([$Alumnes_F.$C$4:.$N$13];MATCH([.$C$3];[$Alumnes_F.$B$4:.$B$13];0);MATCH([.E14];[$Alumnes_F.$C$3:.$N$3];0));&quot;No avaluat&quot;)" office:value-type="string" office:string-value="EX" calcext:value-type="string">
            <text:p>EX</text:p>
          </table:table-cell>
          <table:table-cell table:style-name="ce67" table:formula="of:=SMALL(MATCH([.E14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4]&amp;COLUMN(CRITERIS)-2;CRITERIS&amp;COLUMN(CRITERIS)-2;0);1)" office:value-type="float" office:value="12" calcext:value-type="float">
            <text:p>12</text:p>
          </table:table-cell>
          <table:table-cell table:style-name="ce65" table:formula="of:=COM.MICROSOFT.AGGREGATE(15;6;MATCH([.$E14]&amp;&quot;-&quot;&amp;COLUMN(CRITERIS)-2;CRITERIS&amp;&quot;-&quot;&amp;COLUMN(CRITERIS)-2;0);COLUMN([.A7]))" office:value-type="float" office:value="12" calcext:value-type="float">
            <text:p>12</text:p>
          </table:table-cell>
          <table:table-cell table:style-name="ce65" table:formula="of:=COM.MICROSOFT.AGGREGATE(15;6;MATCH([.$E14]&amp;&quot;-&quot;&amp;COLUMN(CRITERIS)-2;CRITERIS&amp;&quot;-&quot;&amp;COLUMN(CRITERIS)-2;0);COLUMN([.B7]))" office:value-type="string" office:string-value="" calcext:value-type="error">
            <text:p>#¡VALOR!</text:p>
          </table:table-cell>
          <table:table-cell table:style-name="ce65" table:formula="of:=COM.MICROSOFT.AGGREGATE(15;6;MATCH([.$E14]&amp;&quot;-&quot;&amp;COLUMN(CRITERIS)-2;CRITERIS&amp;&quot;-&quot;&amp;COLUMN(CRITERIS)-2;0);COLUMN([.C7]))" office:value-type="string" office:string-value="" calcext:value-type="error">
            <text:p>#¡VALOR!</text:p>
          </table:table-cell>
          <table:table-cell table:style-name="ce66" table:formula="of:=IFERROR(INDEX(NOTES;MATCH([.$C$3];ALUMNES;0);[.M14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N14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4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5];[Alumnes_F.$C$3:.$N$3];0)" office:value-type="float" office:value="3" calcext:value-type="float">
            <text:p>3</text:p>
          </table:table-cell>
          <table:table-cell table:style-name="ce28" table:formula="of:=INDEX([Alumnes_F.$C$4:.$N$13];[.F15];[.G15])" office:value-type="string" office:string-value="NT" calcext:value-type="string">
            <text:p>NT</text:p>
          </table:table-cell>
          <table:table-cell table:style-name="ce29" table:formula="of:=IFERROR(INDEX([Alumnes_F.$C$4:.$N$13];[.F15];[.G15]);&quot;No avaluat&quot;)" office:value-type="string" office:string-value="NT" calcext:value-type="string">
            <text:p>NT</text:p>
          </table:table-cell>
          <table:table-cell table:style-name="ce29" table:formula="of:=IFERROR(INDEX([$Alumnes_F.$C$4:.$N$13];MATCH([.$C$3];[$Alumnes_F.$B$4:.$B$13];0);MATCH([.E15];[$Alumnes_F.$C$3:.$N$3];0));&quot;No avaluat&quot;)" office:value-type="string" office:string-value="NT" calcext:value-type="string">
            <text:p>NT</text:p>
          </table:table-cell>
          <table:table-cell table:style-name="ce67" table:formula="of:=SMALL(MATCH([.E15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5]&amp;COLUMN(CRITERIS)-2;CRITERIS&amp;COLUMN(CRITERIS)-2;0);1)" office:value-type="float" office:value="3" calcext:value-type="float">
            <text:p>3</text:p>
          </table:table-cell>
          <table:table-cell table:style-name="ce65" table:formula="of:=COM.MICROSOFT.AGGREGATE(15;6;MATCH([.$E15]&amp;&quot;-&quot;&amp;COLUMN(CRITERIS)-2;CRITERIS&amp;&quot;-&quot;&amp;COLUMN(CRITERIS)-2;0);COLUMN([.A8]))" office:value-type="float" office:value="3" calcext:value-type="float">
            <text:p>3</text:p>
          </table:table-cell>
          <table:table-cell table:style-name="ce65" table:formula="of:=COM.MICROSOFT.AGGREGATE(15;6;MATCH([.$E15]&amp;&quot;-&quot;&amp;COLUMN(CRITERIS)-2;CRITERIS&amp;&quot;-&quot;&amp;COLUMN(CRITERIS)-2;0);COLUMN([.B8]))" office:value-type="string" office:string-value="" calcext:value-type="error">
            <text:p>#¡VALOR!</text:p>
          </table:table-cell>
          <table:table-cell table:style-name="ce65" table:formula="of:=COM.MICROSOFT.AGGREGATE(15;6;MATCH([.$E15]&amp;&quot;-&quot;&amp;COLUMN(CRITERIS)-2;CRITERIS&amp;&quot;-&quot;&amp;COLUMN(CRITERIS)-2;0);COLUMN([.C8]))" office:value-type="string" office:string-value="" calcext:value-type="error">
            <text:p>#¡VALOR!</text:p>
          </table:table-cell>
          <table:table-cell table:style-name="ce66" table:formula="of:=IFERROR(INDEX(NOTES;MATCH([.$C$3];ALUMNES;0);[.M15]);&quot;No avaluat&quot;)" office:value-type="string" office:string-value="NT" calcext:value-type="string">
            <text:p>NT</text:p>
          </table:table-cell>
          <table:table-cell table:style-name="ce66" table:formula="of:=IFERROR(INDEX(NOTES;MATCH([.$C$3];ALUMNES;0);[.N15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5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6];[Alumnes_F.$C$3:.$N$3];0)" office:value-type="float" office:value="9" calcext:value-type="float">
            <text:p>9</text:p>
          </table:table-cell>
          <table:table-cell table:style-name="ce28" table:formula="of:=INDEX([Alumnes_F.$C$4:.$N$13];[.F16];[.G16])" office:value-type="string" office:string-value="EX" calcext:value-type="string">
            <text:p>EX</text:p>
          </table:table-cell>
          <table:table-cell table:style-name="ce29" table:formula="of:=IFERROR(INDEX([Alumnes_F.$C$4:.$N$13];[.F16];[.G16]);&quot;No avaluat&quot;)" office:value-type="string" office:string-value="EX" calcext:value-type="string">
            <text:p>EX</text:p>
          </table:table-cell>
          <table:table-cell table:style-name="ce29" table:formula="of:=IFERROR(INDEX([$Alumnes_F.$C$4:.$N$13];MATCH([.$C$3];[$Alumnes_F.$B$4:.$B$13];0);MATCH([.E16];[$Alumnes_F.$C$3:.$N$3];0));&quot;No avaluat&quot;)" office:value-type="string" office:string-value="EX" calcext:value-type="string">
            <text:p>EX</text:p>
          </table:table-cell>
          <table:table-cell table:style-name="ce67" table:formula="of:=SMALL(MATCH([.E16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6]&amp;COLUMN(CRITERIS)-2;CRITERIS&amp;COLUMN(CRITERIS)-2;0);1)" office:value-type="float" office:value="9" calcext:value-type="float">
            <text:p>9</text:p>
          </table:table-cell>
          <table:table-cell table:style-name="ce65" table:formula="of:=COM.MICROSOFT.AGGREGATE(15;6;MATCH([.$E16]&amp;&quot;-&quot;&amp;COLUMN(CRITERIS)-2;CRITERIS&amp;&quot;-&quot;&amp;COLUMN(CRITERIS)-2;0);COLUMN([.A9]))" office:value-type="float" office:value="9" calcext:value-type="float">
            <text:p>9</text:p>
          </table:table-cell>
          <table:table-cell table:style-name="ce65" table:formula="of:=COM.MICROSOFT.AGGREGATE(15;6;MATCH([.$E16]&amp;&quot;-&quot;&amp;COLUMN(CRITERIS)-2;CRITERIS&amp;&quot;-&quot;&amp;COLUMN(CRITERIS)-2;0);COLUMN([.B9]))" office:value-type="string" office:string-value="" calcext:value-type="error">
            <text:p>#¡VALOR!</text:p>
          </table:table-cell>
          <table:table-cell table:style-name="ce65" table:formula="of:=COM.MICROSOFT.AGGREGATE(15;6;MATCH([.$E16]&amp;&quot;-&quot;&amp;COLUMN(CRITERIS)-2;CRITERIS&amp;&quot;-&quot;&amp;COLUMN(CRITERIS)-2;0);COLUMN([.C9]))" office:value-type="string" office:string-value="" calcext:value-type="error">
            <text:p>#¡VALOR!</text:p>
          </table:table-cell>
          <table:table-cell table:style-name="ce66" table:formula="of:=IFERROR(INDEX(NOTES;MATCH([.$C$3];ALUMNES;0);[.M16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N16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6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7];[Alumnes_F.$C$3:.$N$3];0)" office:value-type="float" office:value="10" calcext:value-type="float">
            <text:p>10</text:p>
          </table:table-cell>
          <table:table-cell table:style-name="ce28" table:formula="of:=INDEX([Alumnes_F.$C$4:.$N$13];[.F17];[.G17])" office:value-type="string" office:string-value="EX" calcext:value-type="string">
            <text:p>EX</text:p>
          </table:table-cell>
          <table:table-cell table:style-name="ce29" table:formula="of:=IFERROR(INDEX([Alumnes_F.$C$4:.$N$13];[.F17];[.G17]);&quot;No avaluat&quot;)" office:value-type="string" office:string-value="EX" calcext:value-type="string">
            <text:p>EX</text:p>
          </table:table-cell>
          <table:table-cell table:style-name="ce29" table:formula="of:=IFERROR(INDEX([$Alumnes_F.$C$4:.$N$13];MATCH([.$C$3];[$Alumnes_F.$B$4:.$B$13];0);MATCH([.E17];[$Alumnes_F.$C$3:.$N$3];0));&quot;No avaluat&quot;)" office:value-type="string" office:string-value="EX" calcext:value-type="string">
            <text:p>EX</text:p>
          </table:table-cell>
          <table:table-cell table:style-name="ce67" table:formula="of:=SMALL(MATCH([.E17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7]&amp;COLUMN(CRITERIS)-2;CRITERIS&amp;COLUMN(CRITERIS)-2;0);1)" office:value-type="float" office:value="10" calcext:value-type="float">
            <text:p>10</text:p>
          </table:table-cell>
          <table:table-cell table:style-name="ce65" table:formula="of:=COM.MICROSOFT.AGGREGATE(15;6;MATCH([.$E17]&amp;&quot;-&quot;&amp;COLUMN(CRITERIS)-2;CRITERIS&amp;&quot;-&quot;&amp;COLUMN(CRITERIS)-2;0);COLUMN([.A10]))" office:value-type="float" office:value="10" calcext:value-type="float">
            <text:p>10</text:p>
          </table:table-cell>
          <table:table-cell table:style-name="ce65" table:formula="of:=COM.MICROSOFT.AGGREGATE(15;6;MATCH([.$E17]&amp;&quot;-&quot;&amp;COLUMN(CRITERIS)-2;CRITERIS&amp;&quot;-&quot;&amp;COLUMN(CRITERIS)-2;0);COLUMN([.B10]))" office:value-type="string" office:string-value="" calcext:value-type="error">
            <text:p>#¡VALOR!</text:p>
          </table:table-cell>
          <table:table-cell table:style-name="ce65" table:formula="of:=COM.MICROSOFT.AGGREGATE(15;6;MATCH([.$E17]&amp;&quot;-&quot;&amp;COLUMN(CRITERIS)-2;CRITERIS&amp;&quot;-&quot;&amp;COLUMN(CRITERIS)-2;0);COLUMN([.C10]))" office:value-type="string" office:string-value="" calcext:value-type="error">
            <text:p>#¡VALOR!</text:p>
          </table:table-cell>
          <table:table-cell table:style-name="ce66" table:formula="of:=IFERROR(INDEX(NOTES;MATCH([.$C$3];ALUMNES;0);[.M17]);&quot;No avaluat&quot;)" office:value-type="string" office:string-value="EX" calcext:value-type="string">
            <text:p>EX</text:p>
          </table:table-cell>
          <table:table-cell table:style-name="ce66" table:formula="of:=IFERROR(INDEX(NOTES;MATCH([.$C$3];ALUMNES;0);[.N17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7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8];[Alumnes_F.$C$3:.$N$3];0)" office:value-type="float" office:value="4" calcext:value-type="float">
            <text:p>4</text:p>
          </table:table-cell>
          <table:table-cell table:style-name="ce28" table:formula="of:=INDEX([Alumnes_F.$C$4:.$N$13];[.F18];[.G18])" office:value-type="string" office:string-value="NT" calcext:value-type="string">
            <text:p>NT</text:p>
          </table:table-cell>
          <table:table-cell table:style-name="ce29" table:formula="of:=IFERROR(INDEX([Alumnes_F.$C$4:.$N$13];[.F18];[.G18]);&quot;No avaluat&quot;)" office:value-type="string" office:string-value="NT" calcext:value-type="string">
            <text:p>NT</text:p>
          </table:table-cell>
          <table:table-cell table:style-name="ce29" table:formula="of:=IFERROR(INDEX([$Alumnes_F.$C$4:.$N$13];MATCH([.$C$3];[$Alumnes_F.$B$4:.$B$13];0);MATCH([.E18];[$Alumnes_F.$C$3:.$N$3];0));&quot;No avaluat&quot;)" office:value-type="string" office:string-value="NT" calcext:value-type="string">
            <text:p>NT</text:p>
          </table:table-cell>
          <table:table-cell table:style-name="ce67" table:formula="of:=SMALL(MATCH([.E18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8]&amp;COLUMN(CRITERIS)-2;CRITERIS&amp;COLUMN(CRITERIS)-2;0);1)" office:value-type="float" office:value="4" calcext:value-type="float">
            <text:p>4</text:p>
          </table:table-cell>
          <table:table-cell table:style-name="ce65" table:formula="of:=COM.MICROSOFT.AGGREGATE(15;6;MATCH([.$E18]&amp;&quot;-&quot;&amp;COLUMN(CRITERIS)-2;CRITERIS&amp;&quot;-&quot;&amp;COLUMN(CRITERIS)-2;0);COLUMN([.A11]))" office:value-type="float" office:value="4" calcext:value-type="float">
            <text:p>4</text:p>
          </table:table-cell>
          <table:table-cell table:style-name="ce65" table:formula="of:=COM.MICROSOFT.AGGREGATE(15;6;MATCH([.$E18]&amp;&quot;-&quot;&amp;COLUMN(CRITERIS)-2;CRITERIS&amp;&quot;-&quot;&amp;COLUMN(CRITERIS)-2;0);COLUMN([.B11]))" office:value-type="string" office:string-value="" calcext:value-type="error">
            <text:p>#¡VALOR!</text:p>
          </table:table-cell>
          <table:table-cell table:style-name="ce65" table:formula="of:=COM.MICROSOFT.AGGREGATE(15;6;MATCH([.$E18]&amp;&quot;-&quot;&amp;COLUMN(CRITERIS)-2;CRITERIS&amp;&quot;-&quot;&amp;COLUMN(CRITERIS)-2;0);COLUMN([.C11]))" office:value-type="string" office:string-value="" calcext:value-type="error">
            <text:p>#¡VALOR!</text:p>
          </table:table-cell>
          <table:table-cell table:style-name="ce66" table:formula="of:=IFERROR(INDEX(NOTES;MATCH([.$C$3];ALUMNES;0);[.M18]);&quot;No avaluat&quot;)" office:value-type="string" office:string-value="NT" calcext:value-type="string">
            <text:p>NT</text:p>
          </table:table-cell>
          <table:table-cell table:style-name="ce66" table:formula="of:=IFERROR(INDEX(NOTES;MATCH([.$C$3];ALUMNES;0);[.N18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8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19];[Alumnes_F.$C$3:.$N$3];0)" office:value-type="string" office:string-value="" calcext:value-type="error">
            <text:p>#N/D</text:p>
          </table:table-cell>
          <table:table-cell table:style-name="ce28" table:formula="of:=INDEX([Alumnes_F.$C$4:.$N$13];[.F19];[.G19])" office:value-type="string" office:string-value="" calcext:value-type="error">
            <text:p>#N/D</text:p>
          </table:table-cell>
          <table:table-cell table:style-name="ce29" table:formula="of:=IFERROR(INDEX([Alumnes_F.$C$4:.$N$13];[.F19];[.G19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_F.$C$4:.$N$13];MATCH([.$C$3];[$Alumnes_F.$B$4:.$B$13];0);MATCH([.E19];[$Alumnes_F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19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19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A12])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B12]))" office:value-type="string" office:string-value="" calcext:value-type="error">
            <text:p>#¡VALOR!</text:p>
          </table:table-cell>
          <table:table-cell table:style-name="ce65" table:formula="of:=COM.MICROSOFT.AGGREGATE(15;6;MATCH([.$E19]&amp;&quot;-&quot;&amp;COLUMN(CRITERIS)-2;CRITERIS&amp;&quot;-&quot;&amp;COLUMN(CRITERIS)-2;0);COLUMN([.C12]))" office:value-type="string" office:string-value="" calcext:value-type="error">
            <text:p>#¡VALOR!</text:p>
          </table:table-cell>
          <table:table-cell table:style-name="ce66" table:formula="of:=IFERROR(INDEX(NOTES;MATCH([.$C$3];ALUMNES;0);[.M19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N19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19]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formula="of:=MATCH([.$C$3];[Alumnes_F.$B$4:.$B$13];0)" office:value-type="float" office:value="1" calcext:value-type="float">
            <text:p>1</text:p>
          </table:table-cell>
          <table:table-cell table:style-name="ce27" table:formula="of:=MATCH([.E20];[Alumnes_F.$C$3:.$N$3];0)" office:value-type="string" office:string-value="" calcext:value-type="error">
            <text:p>#N/D</text:p>
          </table:table-cell>
          <table:table-cell table:style-name="ce28" table:formula="of:=INDEX([Alumnes_F.$C$4:.$N$13];[.F20];[.G20])" office:value-type="string" office:string-value="" calcext:value-type="error">
            <text:p>#N/D</text:p>
          </table:table-cell>
          <table:table-cell table:style-name="ce29" table:formula="of:=IFERROR(INDEX([Alumnes_F.$C$4:.$N$13];[.F20];[.G2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_F.$C$4:.$N$13];MATCH([.$C$3];[$Alumnes_F.$B$4:.$B$13];0);MATCH([.E20];[$Alumnes_F.$C$3:.$N$3];0));&quot;No avaluat&quot;)" office:value-type="string" office:string-value="No avaluat" calcext:value-type="string">
            <text:p>No avaluat</text:p>
          </table:table-cell>
          <table:table-cell table:style-name="ce67" table:formula="of:=SMALL(MATCH([.E20]&amp;COLUMN(CRITERIS)-2;CRITERIS&amp;COLUMN(CRITERIS)-2;0);2)" office:value-type="string" office:string-value="" calcext:value-type="error">
            <text:p>#N/D</text:p>
          </table:table-cell>
          <table:table-cell table:style-name="ce67" table:formula="of:=COM.MICROSOFT.AGGREGATE(15;6;MATCH([.E20]&amp;COLUMN(CRITERIS)-2;CRITERIS&amp;COLUMN(CRITERIS)-2;0);1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A13])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B13]))" office:value-type="string" office:string-value="" calcext:value-type="error">
            <text:p>#¡VALOR!</text:p>
          </table:table-cell>
          <table:table-cell table:style-name="ce65" table:formula="of:=COM.MICROSOFT.AGGREGATE(15;6;MATCH([.$E20]&amp;&quot;-&quot;&amp;COLUMN(CRITERIS)-2;CRITERIS&amp;&quot;-&quot;&amp;COLUMN(CRITERIS)-2;0);COLUMN([.C13]))" office:value-type="string" office:string-value="" calcext:value-type="error">
            <text:p>#¡VALOR!</text:p>
          </table:table-cell>
          <table:table-cell table:style-name="ce66" table:formula="of:=IFERROR(INDEX(NOTES;MATCH([.$C$3];ALUMNES;0);[.M20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N20]);&quot;No avaluat&quot;)" office:value-type="string" office:string-value="No avaluat" calcext:value-type="string">
            <text:p>No avaluat</text:p>
          </table:table-cell>
          <table:table-cell table:style-name="ce66" table:formula="of:=IFERROR(INDEX(NOTES;MATCH([.$C$3];ALUMNES;0);[.O20]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NOTES_F" table:style-name="ta1">
        <table:table-column table:style-name="co15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2">
          <table:table-cell table:number-columns-repeated="2"/>
          <table:table-cell table:style-name="ce32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34" office:value-type="string" calcext:value-type="string">
            <text:p>NOTA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 table:formula="of:=IFERROR(INDEX([Alumnes_F.$C$4:.$N$13];MATCH([.$C$3];[$Alumnes_F.$B$4:.$B$13];0);MATCH([.E8];[Alumnes_F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 table:formula="of:=IFERROR(INDEX([Alumnes_F.$C$4:.$N$13];MATCH([.$C$3];[$Alumnes_F.$B$4:.$B$13];0);MATCH([.E9];[Alumnes_F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 table:formula="of:=IFERROR(INDEX([Alumnes_F.$C$4:.$N$13];MATCH([.$C$3];[$Alumnes_F.$B$4:.$B$13];0);MATCH([.E10];[Alumnes_F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 table:formula="of:=IFERROR(INDEX([Alumnes_F.$C$4:.$N$13];MATCH([.$C$3];[$Alumnes_F.$B$4:.$B$13];0);MATCH([.E11];[Alumnes_F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 table:formula="of:=IFERROR(INDEX([Alumnes_F.$C$4:.$N$13];MATCH([.$C$3];[$Alumnes_F.$B$4:.$B$13];0);MATCH([.E12];[Alumnes_F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 table:formula="of:=IFERROR(INDEX([Alumnes_F.$C$4:.$N$13];MATCH([.$C$3];[$Alumnes_F.$B$4:.$B$13];0);MATCH([.E13];[Alumnes_F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 table:formula="of:=IFERROR(INDEX([Alumnes_F.$C$4:.$N$13];MATCH([.$C$3];[$Alumnes_F.$B$4:.$B$13];0);MATCH([.E14];[Alumnes_F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 table:formula="of:=IFERROR(INDEX([Alumnes_F.$C$4:.$N$13];MATCH([.$C$3];[$Alumnes_F.$B$4:.$B$13];0);MATCH([.E15];[Alumnes_F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 table:formula="of:=IFERROR(INDEX([Alumnes_F.$C$4:.$N$13];MATCH([.$C$3];[$Alumnes_F.$B$4:.$B$13];0);MATCH([.E16];[Alumnes_F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 table:formula="of:=IFERROR(INDEX([Alumnes_F.$C$4:.$N$13];MATCH([.$C$3];[$Alumnes_F.$B$4:.$B$13];0);MATCH([.E17];[Alumnes_F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 table:formula="of:=IFERROR(INDEX([Alumnes_F.$C$4:.$N$13];MATCH([.$C$3];[$Alumnes_F.$B$4:.$B$13];0);MATCH([.E18];[Alumnes_F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 table:formula="of:=IFERROR(INDEX([Alumnes_F.$C$4:.$N$13];MATCH([.$C$3];[$Alumnes_F.$B$4:.$B$13];0);MATCH([.E19];[Alumnes_F.$C$3:.$N$3];0));&quot;No avaluat&quot;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 table:formula="of:=IFERROR(INDEX([Alumnes_F.$C$4:.$N$13];MATCH([.$C$3];[$Alumnes_F.$B$4:.$B$13];0);MATCH([.E20];[Alumnes_F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4" table:style-name="ta1"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2" table:default-cell-style-name="Default"/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/>
          <table:table-cell table:style-name="ce23" office:value-type="string" calcext:value-type="string">
            <text:p>CA 1.1</text:p>
          </table:table-cell>
          <table:table-cell table:formula="of:=IF(ISERROR(VLOOKUP([.E8];ALUMNES![.$C$3:.$N$3];ALUMNES![.$C$4:.$N$4];0));&quot;No avaluat&quot;;COM.MICROSOFT.TEXTJOIN(&quot;, &quot;;1;IF(ALUMNES![.$C$3:.$N$3]=[.E8];ALUMNES![.$C$4:.$N$4];&quot;&quot;)))" office:value-type="string" office:string-value="No avaluat" calcext:value-type="string">
            <text:p>No avaluat</text:p>
          </table:table-cell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2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3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4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5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6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4" office:value-type="string" calcext:value-type="string">
            <text:p>CA 1.7</text:p>
          </table:table-cell>
          <table:table-cell/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/>
          <table:table-cell table:style-name="ce25" office:value-type="string" calcext:value-type="string">
            <text:p>CA 2.1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2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3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4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5</text:p>
          </table:table-cell>
          <table:table-cell/>
        </table:table-row>
        <table:table-row table:style-name="ro2">
          <table:table-cell table:number-columns-repeated="2"/>
          <table:covered-table-cell table:number-columns-repeated="2"/>
          <table:table-cell table:style-name="ce25" office:value-type="string" calcext:value-type="string">
            <text:p>CA 2.6</text:p>
          </table:table-cell>
          <table:table-cell/>
        </table:table-row>
      </table:table>
      <table:table table:name="Hoja5" table:style-name="ta1">
        <table:table-column table:style-name="co3" table:number-columns-repeated="2" table:default-cell-style-name="ce75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Criteri</text:p>
          </table:table-cell>
          <table:table-cell office:value-type="string" calcext:value-type="string">
            <text:p>Qualificació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2</text:p>
          </table:table-cell>
          <table:table-cell office:value-type="string" calcext:value-type="string">
            <text:p>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1</text:p>
          </table:table-cell>
          <table:table-cell office:value-type="string" calcext:value-type="string">
            <text:p>B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4</text:p>
          </table:table-cell>
          <table:table-cell office:value-type="string" calcext:value-type="string">
            <text:p>S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5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2</text:p>
          </table:table-cell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CA 1.1</text:p>
          </table:table-cell>
          <table:table-cell table:formula="of:=IF(ISERROR(VLOOKUP([.E8];ALUMNES![.$C$3:.$N$3];ALUMNES![.$C$4:.$N$4];0));&quot;No avaluat&quot;;COM.MICROSOFT.TEXTJOIN(&quot;, &quot;;1;IF(ALUMNES![.$C$3:.$N$3]=[.E8];ALUMNES![.$C$4:.$N$4];&quot;&quot;)))" office:value-type="string" office:string-value="No avaluat" calcext:value-type="string">
            <text:p>No avaluat</text:p>
          </table:table-cell>
        </table:table-row>
        <table:table-row table:style-name="ro2">
          <table:table-cell office:value-type="string" calcext:value-type="string">
            <text:p>CA 1.1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2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2.3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4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 1.7</text:p>
          </table:table-cell>
          <table:table-cell office:value-type="string" calcext:value-type="string">
            <text:p>EX</text:p>
          </table:table-cell>
          <table:table-cell table:number-columns-repeated="4"/>
        </table:table-row>
      </table:table>
      <table:named-expressions>
        <table:named-range table:name="ALUMNES" table:base-cell-address="$Alumnes_F.$B$4" table:cell-range-address="$Alumnes_F.$B$4:.$B$13"/>
        <table:named-range table:name="CRITERIS" table:base-cell-address="$Alumnes_F.$C$3" table:cell-range-address="$Alumnes_F.$C$3:.$N$3"/>
        <table:named-range table:name="NOTES" table:base-cell-address="$Alumnes_F.$C$4" table:cell-range-address="$Alumnes_F.$C$4:.$N$13"/>
      </table:named-expressions>
      <table:database-ranges>
        <table:database-range table:name="__Anonymous_Sheet_DB__0" table:target-range-address="Alumnes_F.C3:Alumnes_F.S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7:21:51.9934778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26T18:02:32.213320298</dc:date>
    <meta:editing-duration>PT11H25M24S</meta:editing-duration>
    <meta:editing-cycles>10</meta:editing-cycles>
    <meta:generator>LibreOffice/24.2.2.2$Linux_X86_64 LibreOffice_project/d56cc158d8a96260b836f100ef4b4ef25d6f1a01</meta:generator>
    <meta:document-statistic meta:table-count="5" meta:cell-count="488" meta:object-count="0"/>
  </office:meta>
</office:document-meta>
</file>